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7pt" style:font-size-asian="17pt" style:font-size-complex="17pt"/>
    </style:style>
    <style:style style:name="P2" style:parent-style-name="Standard" style:family="paragraph">
      <style:text-properties fo:font-size="13pt" style:font-size-asian="13pt" style:font-size-complex="13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5" style:parent-style-name="DefaultParagraphFont" style:family="text">
      <style:text-properties fo:font-weight="bold" style:font-weight-asian="bold" style:font-weight-complex="bold" fo:font-size="17pt" style:font-size-asian="17pt" style:font-size-complex="17pt"/>
    </style:style>
    <style:style style:name="T6" style:parent-style-name="DefaultParagraphFont" style:family="text">
      <style:text-properties fo:font-size="17pt" style:font-size-asian="17pt" style:font-size-complex="17pt"/>
    </style:style>
    <style:style style:name="T7" style:parent-style-name="DefaultParagraphFont" style:family="text">
      <style:text-properties fo:font-weight="bold" style:font-weight-asian="bold" style:font-weight-complex="bold" fo:font-size="17pt" style:font-size-asian="17pt" style:font-size-complex="17pt"/>
    </style:style>
    <style:style style:name="T8" style:parent-style-name="DefaultParagraphFont" style:family="text">
      <style:text-properties fo:font-size="17pt" style:font-size-asian="17pt" style:font-size-complex="17pt"/>
    </style:style>
    <style:style style:name="TableColumn10" style:family="table-column">
      <style:table-column-properties style:column-width="0.759in" style:use-optimal-column-width="false"/>
    </style:style>
    <style:style style:name="TableColumn11" style:family="table-column">
      <style:table-column-properties style:column-width="0.2611in" style:use-optimal-column-width="false"/>
    </style:style>
    <style:style style:name="Table9" style:family="table">
      <style:table-properties style:width="1.0201in" fo:margin-left="0.0465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" style:parent-style-name="Standard" style:family="paragraph">
      <style:text-properties fo:font-weight="bold" style:font-weight-asian="bold" style:font-weight-complex="bold" fo:font-size="17pt" style:font-size-asian="17pt" style:font-size-complex="17pt"/>
    </style:style>
    <style:style style:name="P16" style:parent-style-name="Standard" style:family="paragraph">
      <style:text-properties fo:font-weight="bold" style:font-weight-asian="bold" style:font-weight-complex="bold" fo:font-size="17pt" style:font-size-asian="17pt" style:font-size-complex="17pt"/>
    </style:style>
    <style:style style:name="P17" style:parent-style-name="Standard" style:family="paragraph">
      <style:text-properties fo:font-weight="bold" style:font-weight-asian="bold" style:font-weight-complex="bold" fo:font-size="17pt" style:font-size-asian="17pt" style:font-size-complex="17pt"/>
    </style:style>
    <style:style style:name="P18" style:parent-style-name="Standard" style:family="paragraph">
      <style:text-properties fo:font-size="17pt" style:font-size-asian="17pt" style:font-size-complex="17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7pt" style:font-size-asian="17pt" style:font-size-complex="17pt"/>
    </style:style>
    <style:style style:name="P21" style:parent-style-name="Standard" style:family="paragraph">
      <style:text-properties fo:font-weight="bold" style:font-weight-asian="bold" style:font-weight-complex="bold" fo:font-size="17pt" style:font-size-asian="17pt" style:font-size-complex="17pt"/>
    </style:style>
    <style:style style:name="P22" style:parent-style-name="Standard" style:family="paragraph">
      <style:text-properties fo:font-weight="bold" style:font-weight-asian="bold" style:font-weight-complex="bold" fo:font-size="17pt" style:font-size-asian="17pt" style:font-size-complex="17pt"/>
    </style:style>
    <style:style style:name="P23" style:parent-style-name="Standard" style:family="paragraph">
      <style:text-properties fo:font-weight="bold" style:font-weight-asian="bold" style:font-weight-complex="bold" fo:font-size="17pt" style:font-size-asian="17pt" style:font-size-complex="17pt"/>
    </style:style>
    <style:style style:name="P24" style:parent-style-name="Standard" style:family="paragraph">
      <style:text-properties fo:font-size="17pt" style:font-size-asian="17pt" style:font-size-complex="17pt"/>
    </style:style>
    <style:style style:name="P25" style:parent-style-name="Standard" style:family="paragraph">
      <style:text-properties fo:font-weight="bold" style:font-weight-asian="bold" style:font-weight-complex="bold" fo:font-size="17pt" style:font-size-asian="17pt" style:font-size-complex="17pt"/>
    </style:style>
  </office:automatic-styles>
  <office:body>
    <office:text text:use-soft-page-breaks="true">
      <text:p text:style-name="P1">Q1]</text:p>
      <text:p text:style-name="P2"/>
      <text:p text:style-name="P3">Input File :-<text:s/></text:p>
      <text:p text:style-name="P4"/>
      <text:p text:style-name="Standard">scala&gt; root@5a8ed1a45fb6:/# cat input7.txt</text:p>
      <text:p text:style-name="Standard">Name ~|Age</text:p>
      <text:p text:style-name="Standard">Amira,Sheik~|30</text:p>
      <text:p text:style-name="Standard">Rosy,Clarke~|27</text:p>
      <text:p text:style-name="Standard">Kaira,Rao~|28</text:p>
      <text:p text:style-name="Standard">Andrew,Simod~|37</text:p>
      <text:p text:style-name="Standard">George,Bush~|60</text:p>
      <text:p text:style-name="Standard">Fintoff,david~|12</text:p>
      <text:p text:style-name="Standard">Adam,James~|22</text:p>
      <text:p text:style-name="Standard">root@5a8ed1a45fb6:/#<text:s/><text:line-break/><text:line-break/></text:p>
      <text:p text:style-name="Standard"/>
      <text:p text:style-name="Standard"><text:span text:style-name="T5">Code</text:span><text:span text:style-name="T6"><text:s/>:-</text:span></text:p>
      <text:p text:style-name="Standard"/>
      <text:p text:style-name="Standard">import org.apache.spark.sql.{SparkSession, types}</text:p>
      <text:p text:style-name="Standard">import org.apache.spark.sql.types.{StructType, StructField, StringType, Integer&gt;</text:p>
      <text:p text:style-name="Standard"/>
      <text:p text:style-name="Standard">// Create a SparkSession</text:p>
      <text:p text:style-name="Standard">val spark = SparkSession.builder.appName("LoadData").getOrCreate()</text:p>
      <text:p text:style-name="Standard"/>
      <text:p text:style-name="Standard">// Define the schema</text:p>
      <text:p text:style-name="Standard">val schema = StructType(Array(</text:p>
      <text:p text:style-name="Standard"><text:s text:c="4"/>StructField("Name", StringType, nullable = true),</text:p>
      <text:p text:style-name="Standard"><text:s text:c="4"/>StructField("Age", IntegerType, nullable = true)</text:p>
      <text:p text:style-name="Standard">))</text:p>
      <text:p text:style-name="Standard"/>
      <text:p text:style-name="Standard">// Load the data</text:p>
      <text:p text:style-name="Standard">val df = spark.read.format("csv").option("delimiter", "~|").schema(schema).load&gt;</text:p>
      <text:p text:style-name="Standard"/>
      <text:p text:style-name="Standard"/>
      <text:p text:style-name="Standard">// Define the schema</text:p>
      <text:p text:style-name="Standard">val schema = StructType(Array(</text:p>
      <text:p text:style-name="Standard"><text:s text:c="4"/>StructField("Name", StringType, nullable = true),</text:p>
      <text:p text:style-name="Standard"><text:s text:c="4"/>StructField("Age", IntegerType, nullable = true)</text:p>
      <text:p text:style-name="Standard">))</text:p>
      <text:p text:style-name="Standard"/>
      <text:p text:style-name="Standard">// Load the data</text:p>
      <text:p text:style-name="Standard">val df = spark.read.format("csv").option("delimiter", "~|").schema(schema).load&gt;</text:p>
      <text:p text:style-name="Standard"/>
      <text:p text:style-name="Standard">// Display the schema</text:p>
      <text:p text:style-name="Standard">df.printSchema()</text:p>
      <text:p text:style-name="Standard"/>
      <text:p text:style-name="Standard">// Show the first 5 rows</text:p>
      <text:p text:style-name="Standard">df.show(5)</text:p>
      <text:p text:style-name="Standard"/>
      <text:p text:style-name="Standard">// Filter and show people of age greater than 30</text:p>
      <text:soft-page-break/>
      <text:p text:style-name="Standard">df.filter(df("Age") &gt; 30).show()</text:p>
      <text:p text:style-name="Standard"/>
      <text:p text:style-name="Standard"><text:span text:style-name="T7">Output</text:span><text:span text:style-name="T8"><text:s/>:- <text:s/></text:span><text:line-break/><text:line-break/>scala&gt; :load Q8.scala</text:p>
      <text:p text:style-name="Standard">Loading Q8.scala...</text:p>
      <text:p text:style-name="Standard">import org.apache.spark.sql.{SparkSession, types}</text:p>
      <text:p text:style-name="Standard">import org.apache.spark.sql.types.{StructType, StructField, StringType, IntegerType}</text:p>
      <text:p text:style-name="Standard">24/04/15 10:17:36 WARN SparkSession: Using an existing Spark session; only runtime SQL configurations will take effect.</text:p>
      <text:p text:style-name="Standard">spark: org.apache.spark.sql.SparkSession = org.apache.spark.sql.SparkSession@34a7decd</text:p>
      <text:p text:style-name="Standard">schema: org.apache.spark.sql.types.StructType = StructType(StructField(Name,StringType,true),StructField(Age,IntegerType,true))</text:p>
      <text:p text:style-name="Standard">df: org.apache.spark.sql.DataFrame = [Name: string, Age: int]</text:p>
      <text:p text:style-name="Standard">root</text:p>
      <text:p text:style-name="Standard"><text:s/>|-- Name: string (nullable = true)</text:p>
      <text:p text:style-name="Standard"><text:s/>|-- Age: integer (nullable = true)</text:p>
      <text:p text:style-name="Standard"/>
      <text:p text:style-name="Standard">+------------+----+</text:p>
      <text:p text:style-name="Standard">| <text:s text:c="7"/>Name| Age|</text:p>
      <text:p text:style-name="Standard">+------------+----+</text:p>
      <text:p text:style-name="Standard">| <text:s text:c="6"/>Name |null|</text:p>
      <text:p text:style-name="Standard">| Amira,Sheik| <text:s/>30|</text:p>
      <text:p text:style-name="Standard">| Rosy,Clarke| <text:s/>27|</text:p>
      <text:p text:style-name="Standard">| <text:s text:c="2"/>Kaira,Rao| <text:s/>28|</text:p>
      <text:p text:style-name="Standard">|Andrew,Simod| <text:s/>37|</text:p>
      <text:p text:style-name="Standard">+------------+----+</text:p>
      <text:p text:style-name="Standard">only showing top 5 rows</text:p>
      <text:p text:style-name="Standard"/>
      <text:p text:style-name="Standard">+------------+---+</text:p>
      <text:p text:style-name="Standard">| <text:s text:c="7"/>Name|Age|</text:p>
      <text:p text:style-name="Standard">+------------+---+</text:p>
      <text:p text:style-name="Standard">|Andrew,Simod| 37|</text:p>
      <text:p text:style-name="Standard">| George,Bush| 60|</text:p>
      <table:table table:style-name="Table9">
        <table:table-columns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TableContents"/>
            </table:table-cell>
            <table:table-cell table:style-name="TableCell14">
              <text:p text:style-name="Table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15">2]</text:p>
      <text:p text:style-name="P16"/>
      <text:p text:style-name="P17">I]</text:p>
      <text:p text:style-name="P18"/>
      <text:p text:style-name="P19">Input File :-<text:s/></text:p>
      <text:p text:style-name="Standard"/>
      <text:p text:style-name="Standard"/>
      <text:p text:style-name="Standard">Model1,Company1,Black,Over-Ear,4.5,1200,1500,2000,500</text:p>
      <text:p text:style-name="Standard">Model2,Company2,White,In-Ear,4.0,800,1800,2500,700</text:p>
      <text:p text:style-name="Standard">Model3,Company3,Blue,On-Ear,4.2,500,1300,2100,800</text:p>
      <text:p text:style-name="Standard">Model4,Company4,Red,Over-Ear,3.7,1500,2000,2800,800</text:p>
      <text:soft-page-break/>
      <text:p text:style-name="Standard">Model5,Company5,Black,In-Ear,3.3,900,1600,2400,800</text:p>
      <text:p text:style-name="Standard"/>
      <text:p text:style-name="P20">Code :-</text:p>
      <text:p text:style-name="Standard"/>
      <text:p text:style-name="Standard">-- Load the data from the file</text:p>
      <text:p text:style-name="Standard">data = LOAD 'input.txt' USING PigStorage(',')</text:p>
      <text:p text:style-name="Standard"><text:s text:c="4"/>AS (Model:chararray, Company:chararray, Color:chararray, Type:chararray, Ra&gt;</text:p>
      <text:p text:style-name="Standard"/>
      <text:p text:style-name="Standard">-- Filter the data where discount is less than 800 and color is either black or&gt;</text:p>
      <text:p text:style-name="Standard">filtered_data = FILTER data BY (Discount &lt; 800) AND (Color == 'Black' OR Color &gt;</text:p>
      <text:p text:style-name="Standard"/>
      <text:p text:style-name="Standard">-- Store the result in an output file</text:p>
      <text:p text:style-name="Standard">STORE filtered_data INTO 'pigout';</text:p>
      <text:p text:style-name="Standard"><text:line-break/></text:p>
      <text:p text:style-name="P21">Output</text:p>
      <text:p text:style-name="Standard"/>
      <text:p text:style-name="Standard">root@5a8ed1a45fb6:/pigout# cat part-m-00000</text:p>
      <text:p text:style-name="Standard">Model1<text:tab/>Company1<text:tab/>Black<text:tab/>Over-Ear<text:tab/>4.5<text:tab/>1200<text:tab/>1500<text:tab/>2000<text:tab/>500</text:p>
      <text:p text:style-name="Standard">Model2<text:tab/>Company2<text:tab/>White<text:tab/>In-Ear<text:tab/>4.0<text:tab/>800<text:tab/>1800<text:tab/>2500<text:tab/>700</text:p>
      <text:p text:style-name="Standard"/>
      <text:p text:style-name="Standard"/>
      <text:p text:style-name="Standard"/>
      <text:p text:style-name="P22">II]</text:p>
      <text:p text:style-name="P23">Code :-</text:p>
      <text:p text:style-name="Standard"/>
      <text:p text:style-name="Standard"/>
      <text:p text:style-name="Standard"><text:s text:c="2"/>GNU nano 6.2 <text:s text:c="82"/>pigscript4.pig <text:s text:c="91"/></text:p>
      <text:p text:style-name="Standard">-- Load the data from the file</text:p>
      <text:p text:style-name="Standard">data = LOAD 'input.txt' USING PigStorage(',')</text:p>
      <text:p text:style-name="Standard"><text:s text:c="4"/>AS (Model:chararray, Company:chararray, Color:chararray, Type:chararray, Rating:float, Number_of_Ratings:int, Sell_Price:int, MRP:int, Discount:int);</text:p>
      <text:p text:style-name="Standard"/>
      <text:p text:style-name="Standard">-- Filter the data where rating is greater than 4</text:p>
      <text:p text:style-name="Standard">filtered_data = FILTER data BY Rating &gt; 4;</text:p>
      <text:p text:style-name="Standard"/>
      <text:p text:style-name="Standard">-- Project the company names</text:p>
      <text:p text:style-name="Standard">company_names = FOREACH filtered_data GENERATE Company;</text:p>
      <text:p text:style-name="Standard"/>
      <text:p text:style-name="Standard">-- Store the result in an output file</text:p>
      <text:p text:style-name="Standard">STORE company_names INTO 'outpig2';</text:p>
      <text:p text:style-name="Standard"/>
      <text:p text:style-name="Standard"/>
      <text:p text:style-name="P24"/>
      <text:p text:style-name="P25">output</text:p>
      <text:p text:style-name="Standard"/>
      <text:p text:style-name="Standard">root@5a8ed1a45fb6:/outpig2# cat part-m-00000</text:p>
      <text:p text:style-name="Standard">Company1</text:p>
      <text:p text:style-name="Standard">Company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uzen Firasta</dc:creator>
    <meta:creation-date>2024-04-15T15:52:00Z</meta:creation-date>
    <dc:date>2024-04-15T12:12:00Z</dc:date>
    <meta:template xlink:href="Normal" xlink:type="simple"/>
    <meta:editing-cycles>3</meta:editing-cycles>
    <meta:editing-duration>PT480S</meta:editing-duration>
    <meta:document-statistic meta:page-count="3" meta:paragraph-count="7" meta:word-count="556" meta:character-count="3722" meta:row-count="26" meta:non-whitespace-character-count="3173"/>
  </office:meta>
</office:document-meta>
</file>